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formula="of:=SUM([.C32:.C35])" office:value-type="float" office:value="13" calcext:value-type="float">
            <text:p>13</text:p>
          </table:table-cell>
          <table:table-cell table:style-name="ce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5"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2" calcext:value-type="date">
            <text:p>12/10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jorado branch SPIFFS y merg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3" calcext:value-type="date">
            <text:p>13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ixes y mejoras varias – Apto para prueba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5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2])" office:value-type="float" office:value="111" calcext:value-type="float">
            <text:p>111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2:59:53.172056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10-13T13:01:00.019074494</dc:date>
    <meta:editing-duration>PT7H29M11S</meta:editing-duration>
    <meta:editing-cycles>53</meta:editing-cycles>
    <meta:generator>LibreOffice/7.0.2.2$Linux_X86_64 LibreOffice_project/00$Build-2</meta:generator>
    <meta:document-statistic meta:table-count="1" meta:cell-count="156" meta:object-count="0"/>
  </office:meta>
</office:document-meta>
</file>